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Assamese" svg:font-family="'Lohit Assamese'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ee6c" officeooo:paragraph-rsid="000dee6c"/>
    </style:style>
    <style:style style:name="P2" style:family="paragraph" style:parent-style-name="Standard">
      <style:text-properties officeooo:rsid="000dee6c" officeooo:paragraph-rsid="005e5c29"/>
    </style:style>
    <style:style style:name="P3" style:family="paragraph" style:parent-style-name="Standard">
      <style:text-properties officeooo:rsid="000e92a4" officeooo:paragraph-rsid="000e92a4"/>
    </style:style>
    <style:style style:name="P4" style:family="paragraph" style:parent-style-name="Standard">
      <style:text-properties officeooo:rsid="000e92a4" officeooo:paragraph-rsid="0039ed34"/>
    </style:style>
    <style:style style:name="P5" style:family="paragraph" style:parent-style-name="Standard">
      <style:text-properties officeooo:rsid="000e92a4" officeooo:paragraph-rsid="003bc218"/>
    </style:style>
    <style:style style:name="P6" style:family="paragraph" style:parent-style-name="Standard">
      <style:text-properties officeooo:rsid="000e92a4" officeooo:paragraph-rsid="00333a8c"/>
    </style:style>
    <style:style style:name="P7" style:family="paragraph" style:parent-style-name="Standard">
      <style:text-properties officeooo:rsid="000e92a4" officeooo:paragraph-rsid="00416cce"/>
    </style:style>
    <style:style style:name="P8" style:family="paragraph" style:parent-style-name="Standard">
      <style:text-properties officeooo:rsid="000e92a4" officeooo:paragraph-rsid="037a937f"/>
    </style:style>
    <style:style style:name="P9" style:family="paragraph" style:parent-style-name="Standard">
      <style:text-properties fo:font-weight="bold" officeooo:rsid="000dee6c" officeooo:paragraph-rsid="000dee6c" style:font-weight-asian="bold" style:font-weight-complex="bold"/>
    </style:style>
    <style:style style:name="P10" style:family="paragraph" style:parent-style-name="Standard">
      <style:text-properties fo:font-weight="bold" officeooo:rsid="009690c9" officeooo:paragraph-rsid="01bfcde6" style:font-weight-asian="bold" style:font-weight-complex="bold"/>
    </style:style>
    <style:style style:name="P11" style:family="paragraph" style:parent-style-name="Standard">
      <style:text-properties fo:font-weight="bold" officeooo:rsid="009690c9" officeooo:paragraph-rsid="036ef99e" style:font-weight-asian="bold" style:font-weight-complex="bold"/>
    </style:style>
    <style:style style:name="P12" style:family="paragraph" style:parent-style-name="Standard">
      <style:text-properties fo:font-weight="bold" officeooo:rsid="009690c9" officeooo:paragraph-rsid="036ade4a" style:font-weight-asian="bold" style:font-weight-complex="bold"/>
    </style:style>
    <style:style style:name="P13" style:family="paragraph" style:parent-style-name="Standard">
      <style:text-properties fo:font-weight="bold" officeooo:rsid="00104a3a" officeooo:paragraph-rsid="01482e6d" style:font-weight-asian="bold" style:font-weight-complex="bold"/>
    </style:style>
    <style:style style:name="P14" style:family="paragraph" style:parent-style-name="Standard">
      <style:text-properties fo:font-weight="bold" officeooo:rsid="00274fe9" officeooo:paragraph-rsid="00274fe9" style:font-weight-asian="bold" style:font-weight-complex="bold"/>
    </style:style>
    <style:style style:name="P15" style:family="paragraph" style:parent-style-name="Standard">
      <style:text-properties fo:font-weight="bold" officeooo:rsid="004909a9" officeooo:paragraph-rsid="004909a9" style:font-weight-asian="bold" style:font-weight-complex="bold"/>
    </style:style>
    <style:style style:name="P16" style:family="paragraph" style:parent-style-name="Standard">
      <style:text-properties fo:font-weight="bold" officeooo:rsid="03a4af8d" officeooo:paragraph-rsid="03a4af8d" style:font-weight-asian="bold" style:font-weight-complex="bold"/>
    </style:style>
    <style:style style:name="P17" style:family="paragraph" style:parent-style-name="Standard">
      <style:text-properties fo:font-weight="normal" officeooo:rsid="00126165" officeooo:paragraph-rsid="00d16a59" style:font-weight-asian="normal" style:font-weight-complex="normal"/>
    </style:style>
    <style:style style:name="P18" style:family="paragraph" style:parent-style-name="Standard">
      <style:text-properties fo:font-weight="normal" officeooo:rsid="00126165" officeooo:paragraph-rsid="01482e6d" style:font-weight-asian="normal" style:font-weight-complex="normal"/>
    </style:style>
    <style:style style:name="P19" style:family="paragraph" style:parent-style-name="Standard">
      <style:text-properties fo:font-weight="normal" officeooo:rsid="0050a3d9" officeooo:paragraph-rsid="0050a3d9" style:font-weight-asian="normal" style:font-weight-complex="normal"/>
    </style:style>
    <style:style style:name="P20" style:family="paragraph" style:parent-style-name="Standard">
      <style:text-properties fo:font-weight="normal" officeooo:rsid="00274fe9" officeooo:paragraph-rsid="005e5c29" style:font-weight-asian="normal" style:font-weight-complex="normal"/>
    </style:style>
    <style:style style:name="P21" style:family="paragraph" style:parent-style-name="Standard">
      <style:text-properties fo:font-weight="normal" officeooo:rsid="00516050" officeooo:paragraph-rsid="00b3ad88" style:font-weight-asian="normal" style:font-weight-complex="normal"/>
    </style:style>
    <style:style style:name="P22" style:family="paragraph" style:parent-style-name="Standard">
      <style:text-properties fo:font-weight="normal" officeooo:rsid="00cddacf" officeooo:paragraph-rsid="00d16a59" style:font-weight-asian="normal" style:font-weight-complex="normal"/>
    </style:style>
    <style:style style:name="P23" style:family="paragraph" style:parent-style-name="Standard">
      <style:text-properties fo:font-weight="normal" officeooo:rsid="004909a9" officeooo:paragraph-rsid="004909a9" style:font-weight-asian="normal" style:font-weight-complex="normal"/>
    </style:style>
    <style:style style:name="P24" style:family="paragraph" style:parent-style-name="Standard">
      <style:text-properties fo:font-weight="normal" officeooo:rsid="00fe3e2f" officeooo:paragraph-rsid="036ef99e" style:font-weight-asian="normal" style:font-weight-complex="normal"/>
    </style:style>
    <style:style style:name="P25" style:family="paragraph" style:parent-style-name="Standard">
      <style:text-properties fo:font-weight="normal" officeooo:rsid="036ade4a" officeooo:paragraph-rsid="036ef99e" style:font-weight-asian="normal" style:font-weight-complex="normal"/>
    </style:style>
    <style:style style:name="P26" style:family="paragraph" style:parent-style-name="Standard">
      <style:text-properties fo:font-weight="normal" officeooo:rsid="036ade4a" officeooo:paragraph-rsid="036ade4a" style:font-weight-asian="normal" style:font-weight-complex="normal"/>
    </style:style>
    <style:style style:name="P27" style:family="paragraph" style:parent-style-name="Standard">
      <style:text-properties fo:font-weight="normal" officeooo:rsid="01034061" officeooo:paragraph-rsid="03618ae4" style:font-weight-asian="normal" style:font-weight-complex="normal"/>
    </style:style>
    <style:style style:name="P28" style:family="paragraph" style:parent-style-name="Standard">
      <style:text-properties fo:font-weight="normal" officeooo:rsid="0015ced4" officeooo:paragraph-rsid="037cd15e" style:font-weight-asian="normal" style:font-weight-complex="normal"/>
    </style:style>
    <style:style style:name="P29" style:family="paragraph" style:parent-style-name="Standard">
      <style:text-properties fo:font-weight="normal" officeooo:rsid="0017decc" officeooo:paragraph-rsid="037cd15e" style:font-weight-asian="normal" style:font-weight-complex="normal"/>
    </style:style>
    <style:style style:name="P30" style:family="paragraph" style:parent-style-name="Standard">
      <style:text-properties fo:font-weight="normal" officeooo:rsid="00104a3a" officeooo:paragraph-rsid="01482e6d" style:font-weight-asian="normal" style:font-weight-complex="normal"/>
    </style:style>
    <style:style style:name="P31" style:family="paragraph" style:parent-style-name="Standard">
      <style:text-properties fo:font-weight="normal" officeooo:rsid="004e5e42" officeooo:paragraph-rsid="004e5e42" style:font-weight-asian="normal" style:font-weight-complex="normal"/>
    </style:style>
    <style:style style:name="P32" style:family="paragraph" style:parent-style-name="Standard">
      <style:text-properties fo:font-weight="normal" officeooo:rsid="008bc327" officeooo:paragraph-rsid="03a4af8d" style:font-weight-asian="normal" style:font-weight-complex="normal"/>
    </style:style>
    <style:style style:name="P33" style:family="paragraph" style:parent-style-name="Standard">
      <style:text-properties fo:font-weight="normal" officeooo:rsid="03a4af8d" officeooo:paragraph-rsid="03a4af8d" style:font-weight-asian="normal" style:font-weight-complex="normal"/>
    </style:style>
    <style:style style:name="P34" style:family="paragraph" style:parent-style-name="Standard">
      <style:text-properties fo:font-weight="normal" officeooo:rsid="03a6cd92" officeooo:paragraph-rsid="03a6cd92" style:font-weight-asian="normal" style:font-weight-complex="normal"/>
    </style:style>
    <style:style style:name="P35" style:family="paragraph" style:parent-style-name="Standard">
      <style:text-properties fo:font-weight="normal" officeooo:rsid="03b3e00c" officeooo:paragraph-rsid="03b3e00c" style:font-weight-asian="normal" style:font-weight-complex="normal"/>
    </style:style>
    <style:style style:name="P36" style:family="paragraph" style:parent-style-name="Standard">
      <style:text-properties officeooo:rsid="004909a9" officeooo:paragraph-rsid="004909a9"/>
    </style:style>
    <style:style style:name="P37" style:family="paragraph" style:parent-style-name="Standard">
      <style:text-properties officeooo:rsid="0082c8c8" officeooo:paragraph-rsid="0082c8c8"/>
    </style:style>
    <style:style style:name="P38" style:family="paragraph" style:parent-style-name="Standard">
      <style:text-properties officeooo:rsid="00274fe9" officeooo:paragraph-rsid="00274fe9"/>
    </style:style>
    <style:style style:name="P39" style:family="paragraph" style:parent-style-name="Standard">
      <style:text-properties officeooo:rsid="00274fe9" officeooo:paragraph-rsid="037cf514"/>
    </style:style>
    <style:style style:name="P40" style:family="paragraph" style:parent-style-name="Standard">
      <style:text-properties officeooo:rsid="00b5bc53" officeooo:paragraph-rsid="00b5bc53"/>
    </style:style>
    <style:style style:name="P41" style:family="paragraph" style:parent-style-name="Standard">
      <style:text-properties officeooo:rsid="00cddacf" officeooo:paragraph-rsid="00d16a59"/>
    </style:style>
    <style:style style:name="P42" style:family="paragraph" style:parent-style-name="Standard">
      <style:text-properties fo:font-weight="bold" officeooo:rsid="002e8565" officeooo:paragraph-rsid="002e8565" style:font-weight-asian="bold" style:font-weight-complex="bold"/>
    </style:style>
    <style:style style:name="P43" style:family="paragraph" style:parent-style-name="Standard">
      <style:text-properties fo:font-weight="bold" officeooo:rsid="004e5e42" officeooo:paragraph-rsid="004e5e42" style:font-weight-asian="bold" style:font-weight-complex="bold"/>
    </style:style>
    <style:style style:name="P44" style:family="paragraph" style:parent-style-name="Standard">
      <style:text-properties fo:font-weight="normal" officeooo:rsid="0019dea1" officeooo:paragraph-rsid="037d0927" style:font-weight-asian="normal" style:font-weight-complex="normal"/>
    </style:style>
    <style:style style:name="P45" style:family="paragraph" style:parent-style-name="Standard">
      <style:text-properties fo:font-weight="normal" officeooo:rsid="00940d2f" officeooo:paragraph-rsid="036ef99e" style:font-weight-asian="normal" style:font-weight-complex="normal"/>
    </style:style>
    <style:style style:name="P46" style:family="paragraph" style:parent-style-name="Standard">
      <style:text-properties fo:font-weight="normal" officeooo:rsid="03d33421" officeooo:paragraph-rsid="03d33421" style:font-weight-asian="normal" style:font-weight-complex="normal"/>
    </style:style>
    <style:style style:name="P47" style:family="paragraph" style:parent-style-name="Standard">
      <style:text-properties fo:font-weight="normal" officeooo:rsid="00274fe9" officeooo:paragraph-rsid="005e5c29" style:font-weight-asian="normal" style:font-weight-complex="normal"/>
    </style:style>
    <style:style style:name="P48" style:family="paragraph" style:parent-style-name="Standard">
      <style:text-properties fo:font-weight="normal" officeooo:rsid="03d3a684" officeooo:paragraph-rsid="03d3a684" style:font-weight-asian="normal" style:font-weight-complex="normal"/>
    </style:style>
    <style:style style:name="P49" style:family="paragraph" style:parent-style-name="Standard">
      <style:text-properties fo:font-weight="normal" officeooo:rsid="00126165" officeooo:paragraph-rsid="00d16a59" style:font-weight-asian="normal" style:font-weight-complex="normal"/>
    </style:style>
    <style:style style:name="P50" style:family="paragraph" style:parent-style-name="Standard">
      <style:text-properties fo:font-weight="normal" officeooo:rsid="004e5e42" officeooo:paragraph-rsid="004e5e42" style:font-weight-asian="normal" style:font-weight-complex="normal"/>
    </style:style>
    <style:style style:name="T1" style:family="text">
      <style:text-properties officeooo:rsid="001d1c22"/>
    </style:style>
    <style:style style:name="T2" style:family="text">
      <style:text-properties officeooo:rsid="0020b78a"/>
    </style:style>
    <style:style style:name="T3" style:family="text">
      <style:text-properties officeooo:rsid="0023a0bd"/>
    </style:style>
    <style:style style:name="T4" style:family="text">
      <style:text-properties officeooo:rsid="002538db"/>
    </style:style>
    <style:style style:name="T5" style:family="text">
      <style:text-properties officeooo:rsid="002c864d"/>
    </style:style>
    <style:style style:name="T6" style:family="text">
      <style:text-properties officeooo:rsid="0058dda6"/>
    </style:style>
    <style:style style:name="T7" style:family="text">
      <style:text-properties officeooo:rsid="005f7fef"/>
    </style:style>
    <style:style style:name="T8" style:family="text">
      <style:text-properties officeooo:rsid="0061e492"/>
    </style:style>
    <style:style style:name="T9" style:family="text">
      <style:text-properties officeooo:rsid="0081f03a"/>
    </style:style>
    <style:style style:name="T10" style:family="text">
      <style:text-properties officeooo:rsid="008de0e3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7fc0af" style:font-weight-asian="normal" style:font-weight-complex="normal"/>
    </style:style>
    <style:style style:name="T13" style:family="text">
      <style:text-properties fo:font-weight="normal" officeooo:rsid="00cee934" style:font-weight-asian="normal" style:font-weight-complex="normal"/>
    </style:style>
    <style:style style:name="T14" style:family="text">
      <style:text-properties fo:font-weight="normal" officeooo:rsid="00cfcb11" style:font-weight-asian="normal" style:font-weight-complex="normal"/>
    </style:style>
    <style:style style:name="T15" style:family="text">
      <style:text-properties fo:font-weight="normal" officeooo:rsid="00d16a59" style:font-weight-asian="normal" style:font-weight-complex="normal"/>
    </style:style>
    <style:style style:name="T16" style:family="text">
      <style:text-properties fo:font-weight="normal" officeooo:rsid="00d5e3aa" style:font-weight-asian="normal" style:font-weight-complex="normal"/>
    </style:style>
    <style:style style:name="T17" style:family="text">
      <style:text-properties fo:font-weight="normal" officeooo:rsid="00ee8925" style:font-weight-asian="normal" style:font-weight-complex="normal"/>
    </style:style>
    <style:style style:name="T18" style:family="text">
      <style:text-properties fo:font-weight="normal" officeooo:rsid="01034061" style:font-weight-asian="normal" style:font-weight-complex="normal"/>
    </style:style>
    <style:style style:name="T19" style:family="text">
      <style:text-properties fo:font-weight="normal" officeooo:rsid="00b00649" style:font-weight-asian="normal" style:font-weight-complex="normal"/>
    </style:style>
    <style:style style:name="T20" style:family="text">
      <style:text-properties officeooo:rsid="00b97083"/>
    </style:style>
    <style:style style:name="T21" style:family="text">
      <style:text-properties officeooo:rsid="014b09bc"/>
    </style:style>
    <style:style style:name="T22" style:family="text">
      <style:text-properties officeooo:rsid="014e3fb8"/>
    </style:style>
    <style:style style:name="T23" style:family="text">
      <style:text-properties officeooo:rsid="0158dfb2"/>
    </style:style>
    <style:style style:name="T24" style:family="text">
      <style:text-properties officeooo:rsid="015fffff"/>
    </style:style>
    <style:style style:name="T25" style:family="text">
      <style:text-properties officeooo:rsid="0319ec7f"/>
    </style:style>
    <style:style style:name="T26" style:family="text">
      <style:text-properties officeooo:rsid="039d5b0b"/>
    </style:style>
    <style:style style:name="T27" style:family="text">
      <style:text-properties officeooo:rsid="03ab5b19"/>
    </style:style>
    <style:style style:name="T28" style:family="text">
      <style:text-properties officeooo:rsid="03ac16be"/>
    </style:style>
    <style:style style:name="T29" style:family="text">
      <style:text-properties officeooo:rsid="03b4d24a"/>
    </style:style>
    <style:style style:name="T30" style:family="text">
      <style:text-properties officeooo:rsid="03e1b199"/>
    </style:style>
    <style:style style:name="T31" style:family="text">
      <style:text-properties officeooo:rsid="03e4222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utorials for Youtube</text:p>
      <text:p text:style-name="P33"/>
      <text:p text:style-name="P16">Categories</text:p>
      <text:p text:style-name="P32"/>
      <text:p text:style-name="P35">Electrical, Hardware, <text:span text:style-name="T29">Electronics, Computer and Mobiles, Grocery, Food</text:span></text:p>
      <text:p text:style-name="P35"/>
      <text:p text:style-name="P10"/>
      <text:p text:style-name="P12">Features <text:span text:style-name="T25">Pending</text:span></text:p>
      <text:p text:style-name="P11"><text:span text:style-name="T17">sds admin – </text:span><text:span text:style-name="T18">in order to approve new markets</text:span></text:p>
      <text:p text:style-name="P24">sds docker image</text:p>
      <text:p text:style-name="P25">Sample Markets and apply to government</text:p>
      <text:p text:style-name="P45"/>
      <text:p text:style-name="P48">total savings over mrp in the order screen</text:p>
      <text:p text:style-name="P46">dicounted_price_field for market admin</text:p>
      <text:p text:style-name="P26">Private Items</text:p>
      <text:p text:style-name="P26">Layout Improvements</text:p>
      <text:p text:style-name="P26">Bottom Bar Lights</text:p>
      <text:p text:style-name="P26">Link Location Picker with Delivery Address</text:p>
      <text:p text:style-name="P33">Set Shop Category</text:p>
      <text:p text:style-name="P34">Filter Shops by Category <text:span text:style-name="T27">[Suggestion]</text:span></text:p>
      <text:p text:style-name="P34">Filter ShopItems by Category Screen <text:span text:style-name="T28">[ Suggestion ] </text:span></text:p>
      <text:p text:style-name="P27"/>
      <text:p text:style-name="P40">Share your shop <text:span text:style-name="T20">feature – deep link for shop home</text:span></text:p>
      <text:p text:style-name="P21">add Share buttons to share the app</text:p>
      <text:p text:style-name="P22">Add a note to the customer after Place Order – </text:p>
      <text:p text:style-name="P41"><text:span text:style-name="T15">[</text:span><text:span text:style-name="T13">If you do not receive order confirmation within 5 minutes – please call the delivery helpline of the Shop to ensure </text:span><text:span text:style-name="T14">prompt </text:span><text:span text:style-name="T16">&amp; </text:span><text:span text:style-name="T13">faster Delivery of your order. </text:span><text:span text:style-name="T15">]</text:span></text:p>
      <text:p text:style-name="P17"/>
      <text:p text:style-name="P17"/>
      <text:p text:style-name="P17"/>
      <text:p text:style-name="P43">Issues</text:p>
      <text:p text:style-name="P31">- <text:span text:style-name="T31">login screen needs instruction to use country code for phone numbers</text:span></text:p>
      <text:p text:style-name="P31">- <text:span text:style-name="T30">ability to remove the users</text:span></text:p>
      <text:p text:style-name="P31">- <text:span text:style-name="T26">error at password change</text:span></text:p>
      <text:p text:style-name="P19">- Push Notification sound issue</text:p>
      <text:p text:style-name="P19">- <text:span text:style-name="T24">admin should be able to access shop dashboard like shop admin himself</text:span></text:p>
      <text:p text:style-name="P19"/>
      <text:p text:style-name="P19">- <text:span text:style-name="T6">minimum order amount</text:span></text:p>
      <text:p text:style-name="P20"><text:soft-page-break/>- <text:span text:style-name="T7">calculate total savings over MRP in the bill</text:span></text:p>
      <text:p text:style-name="P20">- <text:span text:style-name="T9">notifications for admin when shop is registered and order received</text:span></text:p>
      <text:p text:style-name="P20"/>
      <text:p text:style-name="P20">- <text:span text:style-name="T8">edit item screen improve</text:span></text:p>
      <text:p text:style-name="P20"/>
      <text:p text:style-name="P20"/>
      <text:p text:style-name="P13"/>
      <text:p text:style-name="P13">Small Issues</text:p>
      <text:p text:style-name="P30">- Merge viewholders itemCategory and itemCategorySmall</text:p>
      <text:p text:style-name="P18">- add Empty Screen and extract view holders in select delivery guy screen</text:p>
      <text:p text:style-name="P2"/>
      <text:p text:style-name="P2"/>
      <text:p text:style-name="P15">Technical Improvements</text:p>
      <text:p text:style-name="P23">- <text:span text:style-name="T23">password recycler intent activity</text:span></text:p>
      <text:p text:style-name="P36">- app Navigation</text:p>
      <text:p text:style-name="P36">- Kotlin and use MVVM</text:p>
      <text:p text:style-name="P36">- <text:span text:style-name="T21">Explore API migeration to Spring Boot &amp; Hasura</text:span></text:p>
      <text:p text:style-name="P36">- <text:span text:style-name="T22">API Cleanup</text:span></text:p>
      <text:p text:style-name="P37">- Add <text:span text:style-name="T10">these </text:span>tables </text:p>
      <text:p text:style-name="P37"><text:s text:c="2"/>- Notifications and Messages</text:p>
      <text:p text:style-name="P37"><text:s text:c="2"/>- Preferences</text:p>
      <text:p text:style-name="P1"/>
      <text:p text:style-name="P14">Features Pending</text:p>
      <text:p text:style-name="P38"><text:span text:style-name="T11">- </text:span><text:span text:style-name="T12">filter shops by root categories</text:span></text:p>
      <text:p text:style-name="P6">- Improved Search with Search Suggestions</text:p>
      <text:p text:style-name="P4">- <text:span text:style-name="T2">market analytics and shop analytics</text:span></text:p>
      <text:p text:style-name="P5">- <text:span text:style-name="T3">attach delivery address with location screen like in Zomato (not urgent)</text:span></text:p>
      <text:p text:style-name="P7">- <text:span text:style-name="T4">only few permitted shops (permitted by market admin) can add items to database</text:span></text:p>
      <text:p text:style-name="P7">- Merge viewholders itemCategory and itemCategorySmall</text:p>
      <text:p text:style-name="P8">- <text:span text:style-name="T1">Delivery by Market</text:span></text:p>
      <text:p text:style-name="P28">- Delivery Slot and Order Item aggregator for shop</text:p>
      <text:p text:style-name="P29">- Payment gateway</text:p>
      <text:p text:style-name="P39"><text:span text:style-name="T11">- </text:span><text:span text:style-name="T19">Filter Items by Item Brand or Cuisine</text:span></text:p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2">Wishlist – Review whether required</text:p>
      <text:p text:style-name="P3">- <text:span text:style-name="T5">Discount coupons </text:span></text:p>
      <text:p text:style-name="P3">- <text:span text:style-name="T1">item subscriptions</text:span></text:p>
      <text:p text:style-name="P44">- Single vendor option ... access shop from admin dashboard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Assamese" svg:font-family="'Lohit Assamese'"/>
    <style:font-face style:name="Lohit Devanagari1" svg:font-family="'Lohit Devanagari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ohit Assamese" fo:font-size="13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ohit Assamese" fo:font-family="'Lohit Assamese'" fo:font-size="13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ohit Assamese" fo:font-family="'Lohit Assamese'" fo:font-size="12pt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ohit Assamese" fo:font-family="'Lohit Assamese'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ohit Assamese" fo:font-family="'Lohit Assamese'" fo:font-size="12pt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2T19:21:49.828755534</meta:creation-date>
    <meta:generator>LibreOffice/6.3.5.2$Linux_X86_64 LibreOffice_project/30$Build-2</meta:generator>
    <dc:date>2020-05-01T13:06:15.474213439</dc:date>
    <meta:editing-duration>P8DT13H23M50S</meta:editing-duration>
    <meta:editing-cycles>473</meta:editing-cycles>
    <meta:document-statistic meta:table-count="0" meta:image-count="0" meta:object-count="0" meta:page-count="3" meta:paragraph-count="57" meta:word-count="350" meta:character-count="2124" meta:non-whitespace-character-count="1818"/>
  </office:meta>
</office:document-meta>
</file>